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GyreTermes" svg:font-family="TeXGyreTer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svg:stroke-color="#333333" draw:fill="none" draw:fill-color="#006600" draw:textarea-vertical-align="middle"/>
    </style:style>
    <style:style style:name="gr4" style:family="graphic" style:parent-style-name="objectwithoutfill">
      <style:graphic-properties svg:stroke-width="0cm" svg:stroke-color="#333333" draw:marker-start="Arrow" draw:marker-end="Arrow" draw:fill="none" draw:fill-color="#006600" draw:textarea-vertical-align="middle"/>
    </style:style>
    <style:style style:name="gr5" style:family="graphic" style:parent-style-name="objectwithoutfill">
      <style:graphic-properties svg:stroke-width="0cm" svg:stroke-color="#000000" draw:fill="none" draw:textarea-vertical-align="middle"/>
    </style:style>
    <style:style style:name="gr6" style:family="graphic" style:parent-style-name="standard">
      <style:graphic-properties draw:stroke="none" svg:stroke-width="0cm" svg:stroke-color="#000000" draw:fill="solid" draw:fill-color="#ffffff" fo:min-height="0.8cm"/>
    </style:style>
    <style:style style:name="gr7" style:family="graphic" style:parent-style-name="standard">
      <style:graphic-properties draw:stroke="none" svg:stroke-width="0cm" svg:stroke-color="#000000" draw:fill="solid" draw:fill-color="#ffffff" fo:min-height="0.829cm"/>
    </style:style>
    <style:style style:name="P1" style:family="paragraph">
      <style:paragraph-properties fo:text-align="center"/>
    </style:style>
    <style:style style:name="P2" style:family="paragraph">
      <style:text-properties style:font-name="TeXGyreTermes"/>
    </style:style>
  </office:automatic-styles>
  <office:body>
    <office:drawing>
      <draw:page draw:name="page1" draw:style-name="dp1" draw:master-page-name="標準">
        <draw:path draw:style-name="gr1" draw:text-style-name="P1" draw:layer="layout" svg:width="9.442cm" svg:height="7.43cm" draw:transform="rotate (0.785398163397448) translate (0.674200680378086cm 8.94720068037809cm)" svg:viewBox="0 0 9443 7431" svg:d="M0 3917c542 69 1080-47 1633 149 340 120 1395 429 1040-565-169-474 216-971 327-1455 108-474 524-857 267-1396-180-376 718-1096 742-267 17 567-507 641-445 1336 41 466-477 836-446 1337 35 561 2 1123 30 1693 25 500 321 927 385 1454 73 595 116 1100 565 1218 440 116 534-816 267-1277-228-394-466-759-682-1158-228-418-288-1002 89-1336 497-442-191-765 148-1337 434-731 692 176 654 535-62 566-391 1075-119 1604 549 1070 217-484 237-773 72-995 744-273 1159-326 448-58 811-221 1157-625 351-408 1021 40 1515 149l564 89h356">
          <text:p/>
        </draw:path>
      </draw:page>
      <draw:page draw:name="page2" draw:style-name="dp1" draw:master-page-name="標準">
        <draw:custom-shape draw:style-name="gr2" draw:text-style-name="P1" draw:layer="layout" svg:width="1.1cm" svg:height="1.1cm" svg:x="4.5cm" svg:y="5.8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line draw:style-name="gr3" draw:text-style-name="P1" draw:layer="layout" svg:x1="6.539cm" svg:y1="6.9cm" svg:x2="7.125cm" svg:y2="6cm">
            <text:p/>
          </draw:line>
          <draw:line draw:style-name="gr3" draw:text-style-name="P1" draw:layer="layout" svg:x1="7.711cm" svg:y1="6.9cm" svg:x2="7.125cm" svg:y2="6cm">
            <text:p/>
          </draw:line>
          <draw:line draw:style-name="gr3" draw:text-style-name="P1" draw:layer="layout" svg:x1="7.711cm" svg:y1="6.9cm" svg:x2="8.297cm" svg:y2="6cm">
            <text:p/>
          </draw:line>
          <draw:line draw:style-name="gr3" draw:text-style-name="P1" draw:layer="layout" svg:x1="8.883cm" svg:y1="6.9cm" svg:x2="8.297cm" svg:y2="6cm">
            <text:p/>
          </draw:line>
          <draw:line draw:style-name="gr3" draw:text-style-name="P1" draw:layer="layout" svg:x1="8.882cm" svg:y1="6.9cm" svg:x2="9.468cm" svg:y2="6cm">
            <text:p/>
          </draw:line>
          <draw:line draw:style-name="gr3" draw:text-style-name="P1" draw:layer="layout" svg:x1="9.761cm" svg:y1="6.45cm" svg:x2="9.468cm" svg:y2="6cm">
            <text:p/>
          </draw:line>
          <draw:line draw:style-name="gr3" draw:text-style-name="P1" draw:layer="layout" svg:x1="6.539cm" svg:y1="6.9cm" svg:x2="6.245cm" svg:y2="6.449cm">
            <text:p/>
          </draw:line>
          <draw:line draw:style-name="gr3" draw:text-style-name="P1" draw:layer="layout" svg:x1="9.761cm" svg:y1="6.45cm" svg:x2="10.405cm" svg:y2="6.45cm">
            <text:p/>
          </draw:line>
          <draw:line draw:style-name="gr3" draw:text-style-name="P1" draw:layer="layout" svg:x1="5.6cm" svg:y1="6.45cm" svg:x2="6.244cm" svg:y2="6.45cm">
            <text:p/>
          </draw:line>
        </draw:g>
        <draw:custom-shape draw:style-name="gr2" draw:text-style-name="P1" draw:layer="layout" svg:width="1.1cm" svg:height="1.1cm" draw:transform="rotate (0.628318530717959) translate (10.196cm 6.33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line draw:style-name="gr3" draw:text-style-name="P1" draw:layer="layout" svg:x1="12.322cm" svg:y1="6.026cm" svg:x2="12.198cm" svg:y2="5.004cm">
            <text:p/>
          </draw:line>
          <draw:line draw:style-name="gr3" draw:text-style-name="P1" draw:layer="layout" svg:x1="13.132cm" svg:y1="5.438cm" svg:x2="12.198cm" svg:y2="5.004cm">
            <text:p/>
          </draw:line>
          <draw:line draw:style-name="gr3" draw:text-style-name="P1" draw:layer="layout" svg:x1="13.131cm" svg:y1="5.438cm" svg:x2="13.007cm" svg:y2="4.416cm">
            <text:p/>
          </draw:line>
          <draw:line draw:style-name="gr3" draw:text-style-name="P1" draw:layer="layout" svg:x1="13.941cm" svg:y1="4.85cm" svg:x2="13.007cm" svg:y2="4.416cm">
            <text:p/>
          </draw:line>
          <draw:line draw:style-name="gr3" draw:text-style-name="P1" draw:layer="layout" svg:x1="13.94cm" svg:y1="4.85cm" svg:x2="13.816cm" svg:y2="3.828cm">
            <text:p/>
          </draw:line>
          <draw:line draw:style-name="gr3" draw:text-style-name="P1" draw:layer="layout" svg:x1="14.283cm" svg:y1="4.045cm" svg:x2="13.816cm" svg:y2="3.828cm">
            <text:p/>
          </draw:line>
          <draw:line draw:style-name="gr3" draw:text-style-name="P1" draw:layer="layout" svg:x1="12.322cm" svg:y1="6.025cm" svg:x2="11.854cm" svg:y2="5.808cm">
            <text:p/>
          </draw:line>
          <draw:line draw:style-name="gr3" draw:text-style-name="P1" draw:layer="layout" svg:x1="14.283cm" svg:y1="4.045cm" svg:x2="14.728cm" svg:y2="3.722cm">
            <text:p/>
          </draw:line>
          <draw:line draw:style-name="gr3" draw:text-style-name="P1" draw:layer="layout" svg:x1="11.409cm" svg:y1="6.133cm" svg:x2="11.854cm" svg:y2="5.81cm">
            <text:p/>
          </draw:line>
        </draw:g>
        <draw:custom-shape draw:style-name="gr2" draw:text-style-name="P1" draw:layer="layout" svg:width="1.1cm" svg:height="1.1cm" draw:transform="rotate (-0.733038285837618) translate (15.176cm 2.68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1cm" svg:height="1.1cm" draw:transform="rotate (-0.10471975511966) translate (20.376cm 7.00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1cm" svg:height="1.1cm" draw:transform="rotate (-0.10471975511966) translate (25.247cm 7.57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line draw:style-name="gr3" draw:text-style-name="P1" draw:layer="layout" svg:x1="16.312cm" svg:y1="4.848cm" svg:x2="17.425cm" svg:y2="4.55cm">
            <text:p/>
          </draw:line>
          <draw:line draw:style-name="gr3" draw:text-style-name="P1" draw:layer="layout" svg:x1="17.47cm" svg:y1="5.701cm" svg:x2="17.425cm" svg:y2="4.55cm">
            <text:p/>
          </draw:line>
          <draw:line draw:style-name="gr3" draw:text-style-name="P1" draw:layer="layout" svg:x1="17.47cm" svg:y1="5.701cm" svg:x2="18.583cm" svg:y2="5.403cm">
            <text:p/>
          </draw:line>
          <draw:line draw:style-name="gr3" draw:text-style-name="P1" draw:layer="layout" svg:x1="18.628cm" svg:y1="6.554cm" svg:x2="18.583cm" svg:y2="5.403cm">
            <text:p/>
          </draw:line>
          <draw:line draw:style-name="gr3" draw:text-style-name="P1" draw:layer="layout" svg:x1="18.628cm" svg:y1="6.555cm" svg:x2="19.741cm" svg:y2="6.257cm">
            <text:p/>
          </draw:line>
          <draw:line draw:style-name="gr3" draw:text-style-name="P1" draw:layer="layout" svg:x1="19.764cm" svg:y1="6.833cm" svg:x2="19.741cm" svg:y2="6.257cm">
            <text:p/>
          </draw:line>
          <draw:line draw:style-name="gr3" draw:text-style-name="P1" draw:layer="layout" svg:x1="16.311cm" svg:y1="4.847cm" svg:x2="16.288cm" svg:y2="4.27cm">
            <text:p/>
          </draw:line>
          <draw:line draw:style-name="gr3" draw:text-style-name="P1" draw:layer="layout" svg:x1="19.764cm" svg:y1="6.833cm" svg:x2="20.401cm" svg:y2="7.302cm">
            <text:p/>
          </draw:line>
          <draw:line draw:style-name="gr3" draw:text-style-name="P1" draw:layer="layout" svg:x1="15.65cm" svg:y1="3.801cm" svg:x2="16.287cm" svg:y2="4.27cm">
            <text:p/>
          </draw:line>
        </draw:g>
        <draw:g>
          <draw:line draw:style-name="gr3" draw:text-style-name="P1" draw:layer="layout" svg:x1="22.102cm" svg:y1="8.239cm" svg:x2="22.653cm" svg:y2="7.39cm">
            <text:p/>
          </draw:line>
          <draw:line draw:style-name="gr3" draw:text-style-name="P1" draw:layer="layout" svg:x1="23.024cm" svg:y1="8.332cm" svg:x2="22.653cm" svg:y2="7.39cm">
            <text:p/>
          </draw:line>
          <draw:line draw:style-name="gr3" draw:text-style-name="P1" draw:layer="layout" svg:x1="23.024cm" svg:y1="8.333cm" svg:x2="23.575cm" svg:y2="7.484cm">
            <text:p/>
          </draw:line>
          <draw:line draw:style-name="gr3" draw:text-style-name="P1" draw:layer="layout" svg:x1="23.947cm" svg:y1="8.426cm" svg:x2="23.576cm" svg:y2="7.484cm">
            <text:p/>
          </draw:line>
          <draw:line draw:style-name="gr3" draw:text-style-name="P1" draw:layer="layout" svg:x1="23.946cm" svg:y1="8.426cm" svg:x2="24.497cm" svg:y2="7.577cm">
            <text:p/>
          </draw:line>
          <draw:line draw:style-name="gr3" draw:text-style-name="P1" draw:layer="layout" svg:x1="24.683cm" svg:y1="8.048cm" svg:x2="24.498cm" svg:y2="7.577cm">
            <text:p/>
          </draw:line>
          <draw:line draw:style-name="gr3" draw:text-style-name="P1" draw:layer="layout" svg:x1="22.102cm" svg:y1="8.239cm" svg:x2="21.916cm" svg:y2="7.767cm">
            <text:p/>
          </draw:line>
          <draw:line draw:style-name="gr3" draw:text-style-name="P1" draw:layer="layout" svg:x1="24.683cm" svg:y1="8.048cm" svg:x2="25.19cm" svg:y2="8.099cm">
            <text:p/>
          </draw:line>
          <draw:line draw:style-name="gr3" draw:text-style-name="P1" draw:layer="layout" svg:x1="21.408cm" svg:y1="7.717cm" svg:x2="21.915cm" svg:y2="7.768cm">
            <text:p/>
          </draw:line>
        </draw:g>
        <draw:line draw:style-name="gr4" draw:text-style-name="P1" draw:layer="layout" svg:x1="5.052cm" svg:y1="7.743cm" svg:x2="10.953cm" svg:y2="7.743cm">
          <text:p/>
        </draw:line>
        <draw:line draw:style-name="gr5" draw:text-style-name="P1" draw:layer="layout" svg:x1="5.053cm" svg:y1="7.2cm" svg:x2="5.053cm" svg:y2="8.193cm">
          <text:p/>
        </draw:line>
        <draw:frame draw:style-name="gr6" draw:text-style-name="P2" draw:layer="layout" svg:width="1.6cm" svg:height="1.05cm" svg:x="7.153cm" svg:y="7.118cm">
          <draw:text-box>
            <text:p text:style-name="P1"/>
          </draw:text-box>
        </draw:frame>
        <draw:line draw:style-name="gr5" draw:text-style-name="P1" draw:layer="layout" svg:x1="10.953cm" svg:y1="7.201cm" svg:x2="10.953cm" svg:y2="8.194cm">
          <text:p/>
        </draw:line>
        <draw:line draw:style-name="gr4" draw:text-style-name="P1" draw:layer="layout" svg:x1="10.223cm" svg:y1="5.387cm" svg:x2="14.567cm" svg:y2="2.345cm">
          <text:p/>
        </draw:line>
        <draw:line draw:style-name="gr5" draw:text-style-name="P1" draw:layer="layout" svg:x1="9.944cm" svg:y1="4.987cm" svg:x2="10.456cm" svg:y2="5.718cm">
          <text:p/>
        </draw:line>
        <draw:frame draw:style-name="gr7" draw:text-style-name="P2" draw:layer="layout" svg:width="1.438cm" svg:height="1.102cm" draw:transform="rotate (0.611039771123215) translate (11.449cm 3.844cm)">
          <draw:text-box>
            <text:p/>
          </draw:text-box>
        </draw:frame>
        <draw:line draw:style-name="gr5" draw:text-style-name="P1" draw:layer="layout" svg:x1="14.288cm" svg:y1="1.946cm" svg:x2="14.8cm" svg:y2="2.67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XGyreTermes" svg:font-family="TeXGyreTer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1T01:44:32.581721012</meta:creation-date>
    <dc:date>2016-07-01T03:46:07.676944166</dc:date>
    <meta:editing-duration>PT1H46M21S</meta:editing-duration>
    <meta:editing-cycles>11</meta:editing-cycles>
    <meta:generator>LibreOffice/4.2.8.2$Linux_X86_64 LibreOffice_project/420m0$Build-2</meta:generator>
    <meta:document-statistic meta:object-count="54"/>
  </office:meta>
</office:document-meta>
</file>